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Angsana New" svg:font-family="'Angsana New'" style:font-family-generic="roman"/>
    <style:font-face style:name="Arial1" svg:font-family="Arial" style:font-family-generic="roman"/>
    <style:font-face style:name="Courier New" svg:font-family="'Courier New'" style:font-family-generic="roman"/>
    <style:font-face style:name="Liberation Serif" svg:font-family="'Liberation Serif'" style:font-family-generic="roman"/>
    <style:font-face style:name="Lohit Devanagari" svg:font-family="'Lohit Devanagari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innari" svg:font-family="Kinnari" style:font-family-generic="system" style:font-pitch="variable"/>
    <style:font-face style:name="Liberation Sans1" svg:font-family="'Liberation Sans'" style:font-family-generic="system" style:font-pitch="variable"/>
    <style:font-face style:name="TakaoPGothic" svg:font-family="TakaoPGothic" style:font-family-generic="system" style:font-pitch="variable"/>
    <style:font-face style:name="Umpush1" svg:font-family="Umpush" style:font-family-generic="system" style:font-pitch="variable"/>
  </office:font-face-decls>
  <office:automatic-styles>
    <style:style style:name="P1" style:family="paragraph" style:parent-style-name="Standard">
      <style:paragraph-properties fo:margin-left="0.3752in" fo:margin-right="0in" style:line-height-at-least="0.139in" fo:text-align="start" style:justify-single-word="false" fo:text-indent="-0.3752in" style:auto-text-indent="false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</style:style>
    <style:style style:name="P2" style:family="paragraph" style:parent-style-name="Default_7e_LT_7e_Gliederung_20_1">
      <style:paragraph-properties fo:margin-left="0.3752in" fo:margin-right="0in" fo:margin-top="0.2083in" fo:margin-bottom="0in" loext:contextual-spacing="false" style:line-height-at-least="0.139in" fo:text-indent="-0.3598in" style:auto-text-indent="false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font-size="16pt" style:font-size-asian="16pt" style:font-size-complex="16pt"/>
    </style:style>
    <style:style style:name="P3" style:family="paragraph" style:parent-style-name="Default_7e_LT_7e_Gliederung_20_1">
      <style:paragraph-properties fo:margin-left="0.3752in" fo:margin-right="0in" style:line-height-at-least="0.139in" fo:text-align="start" style:justify-single-word="false" fo:text-indent="-0.3752in" style:auto-text-indent="false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font-size="16pt" style:font-size-asian="16pt" style:font-size-complex="16pt"/>
    </style:style>
    <style:style style:name="P4" style:family="paragraph" style:parent-style-name="Default_7e_LT_7e_Gliederung_20_1">
      <style:paragraph-properties fo:margin-left="0in" fo:margin-right="0in" fo:margin-top="0.2083in" fo:margin-bottom="0in" loext:contextual-spacing="false" style:line-height-at-least="0.139in" fo:text-indent="0in" style:auto-text-indent="false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font-size="16pt" style:font-size-asian="16pt" style:font-size-complex="16pt"/>
    </style:style>
    <style:style style:name="P5" style:family="paragraph" style:parent-style-name="Default_7e_LT_7e_Gliederung_20_1">
      <style:paragraph-properties fo:margin-left="0in" fo:margin-right="0in" fo:margin-top="0.2083in" fo:margin-bottom="0in" loext:contextual-spacing="false" style:line-height-at-least="0.139in" fo:text-indent="0in" style:auto-text-indent="false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font-size="16pt" officeooo:rsid="000ebc43" officeooo:paragraph-rsid="000ebc43" style:font-size-asian="16pt" style:font-size-complex="16pt"/>
    </style:style>
    <style:style style:name="P6" style:family="paragraph" style:parent-style-name="Title1_7e_LT_7e_Titel">
      <style:paragraph-properties fo:margin-left="0in" fo:margin-right="0in" style:line-height-at-least="0.139in" fo:text-indent="0in" style:auto-text-indent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font-size="32pt" style:font-size-asian="32pt" style:font-size-complex="32pt"/>
    </style:style>
    <style:style style:name="P7" style:family="paragraph" style:parent-style-name="Title1_7e_LT_7e_Untertitel">
      <style:paragraph-properties fo:margin-left="0.3752in" fo:margin-right="0in" style:line-height-at-least="0.139in" fo:text-indent="-0.3752in" style:auto-text-indent="false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</style:style>
    <style:style style:name="P8" style:family="paragraph" style:parent-style-name="Title1_7e_LT_7e_Untertitel">
      <style:paragraph-properties fo:margin-left="0.3752in" fo:margin-right="0in" style:line-height-at-least="0.139in" fo:text-indent="-0.3752in" style:auto-text-indent="false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color="#333399" style:text-outline="false" style:text-line-through-style="none" style:text-line-through-type="none" style:font-name="Arial1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333399" style:text-outline="false" style:text-line-through-style="none" style:text-line-through-type="none" style:font-name="Arial1" fo:font-style="normal" fo:text-shadow="none" style:text-underline-style="none" fo:font-weight="normal" officeooo:rsid="000ebc43" style:letter-kerning="true" style:font-style-asian="normal" style:font-weight-asian="normal" style:text-emphasize="none"/>
    </style:style>
    <style:style style:name="T3" style:family="text">
      <style:text-properties fo:font-weight="normal" style:font-weight-asian="normal"/>
    </style:style>
    <style:style style:name="T4" style:family="text"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normal" officeooo:rsid="000ebc43" style:letter-kerning="true" style:font-size-asian="2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normal" officeooo:rsid="000ebc43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0ebc43" style:letter-kerning="true" style:font-size-asian="24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Courier New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Courier New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8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14" style:family="text">
      <style:text-properties fo:color="#000080"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80"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80" style:text-outline="false" style:text-line-through-style="none" style:text-line-through-type="none" style:font-name="Arial1" fo:font-style="normal" fo:text-shadow="none" style:text-underline-style="none" fo:font-weight="bold" style:font-style-asian="normal" style:font-weight-asian="bold" style:font-weight-complex="bold" style:text-emphasize="none"/>
    </style:style>
    <style:style style:name="T17" style:family="text">
      <style:text-properties fo:color="#000080" style:text-outline="false" style:text-line-through-style="none" style:text-line-through-type="none" style:font-name="Arial1" fo:font-style="normal" fo:text-shadow="none" style:text-underline-style="none" fo:font-weight="bold" style:font-style-asian="normal" style:font-weight-asian="bold" style:font-weight-complex="bold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reate a File of Your Polls </text:span><text:span text:style-name="T2">Data</text:span></text:p>
      <text:p text:style-name="Standard"/>
      <text:p text:style-name="P8"><text:span text:style-name="T6">Create a Django "fixture" of polls from the database </text:span><text:span text:style-name="T7">and upload to Google Classroom.</text:span></text:p>
      <text:p text:style-name="P7"><text:span text:style-name="T5"/></text:p>
      <text:p text:style-name="P3"><text:span text:style-name="T7">1. Open a command line window and change directory to your </text:span><text:span text:style-name="T8">ku-polls project:</text:span></text:p>
      <text:p text:style-name="P2"><text:span text:style-name="T8"><text:s text:c="4"/>cmd&gt; <text:s/></text:span><text:span text:style-name="T16">chdir ku-polls</text:span><text:span text:style-name="T8"> <text:s text:c="7"/>(on Mac: cd ku-polls)</text:span></text:p>
      <text:p text:style-name="P2"><text:span text:style-name="T8">2. Create a JSON file containing polls data:</text:span></text:p>
      <text:p text:style-name="P2"><text:span text:style-name="T8"><text:s text:c="3"/>cmd&gt; <text:s/></text:span><text:span text:style-name="T16">python3 manage.py dumpdata --indent=2 -o polls.json</text:span></text:p>
      <text:p text:style-name="P4"><text:span text:style-name="T8"><text:s text:c="3"/>This creates a file </text:span><text:span text:style-name="T12">polls.json</text:span><text:span text:style-name="T8"> containing your polls data.</text:span></text:p>
      <text:p text:style-name="P5"><text:span text:style-name="T8">3. Upload polls.json to the assignment on Google Classroom.</text:span></text:p>
      <text:p text:style-name="P1"><text:span text:style-name="T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Angsana New" svg:font-family="'Angsana New'" style:font-family-generic="roman"/>
    <style:font-face style:name="Arial1" svg:font-family="Arial" style:font-family-generic="roman"/>
    <style:font-face style:name="Courier New" svg:font-family="'Courier New'" style:font-family-generic="roman"/>
    <style:font-face style:name="Liberation Serif" svg:font-family="'Liberation Serif'" style:font-family-generic="roman"/>
    <style:font-face style:name="Lohit Devanagari" svg:font-family="'Lohit Devanagari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innari" svg:font-family="Kinnari" style:font-family-generic="system" style:font-pitch="variable"/>
    <style:font-face style:name="Liberation Sans1" svg:font-family="'Liberation Sans'" style:font-family-generic="system" style:font-pitch="variable"/>
    <style:font-face style:name="TakaoPGothic" svg:font-family="TakaoPGothic" style:font-family-generic="system" style:font-pitch="variable"/>
    <style:font-face style:name="Umpush1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1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0835in" fo:margin-bottom="0in" loext:contextual-spacing="false" style:line-height-at-least="0.139in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835in" fo:margin-bottom="0in" loext:contextual-spacing="false" style:line-height-at-least="0.139in" fo:text-align="start" style:justify-single-word="false" fo:text-indent="-0.3126in" style:auto-text-indent="false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693in" fo:margin-bottom="0in" loext:contextual-spacing="false" style:line-height-at-least="0.139in" fo:text-align="start" style:justify-single-word="false" fo:text-indent="-0.25in" style:auto-text-indent="false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26in" fo:margin-bottom="0in" loext:contextual-spacing="false" style:line-height-at-least="0.139in" fo:text-align="start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26in" fo:margin-bottom="0in" loext:contextual-spacing="false" style:line-height-at-least="0.139in" fo:text-align="start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26in" fo:margin-bottom="0in" loext:contextual-spacing="false" style:line-height-at-least="0.139in" fo:text-align="start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26in" fo:margin-bottom="0in" loext:contextual-spacing="false" style:line-height-at-least="0.139in" fo:text-align="start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26in" fo:margin-bottom="0in" loext:contextual-spacing="false" style:line-height-at-least="0.139in" fo:text-align="start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style:line-height-at-least="0.139in" fo:text-align="center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333399" style:text-outline="false" style:text-line-through-style="none" style:text-line-through-type="none" style:font-name="Arial1" fo:font-family="Arial" style:font-family-generic="roman" fo:font-size="3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693in" fo:margin-bottom="0in" loext:contextual-spacing="false" style:line-height-at-least="0.139in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style:line-height-at-least="0.139in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line-through-style="none" style:text-line-through-type="none" style:font-name="Angsana New" fo:font-family="'Angsana New'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Umpush" fo:font-family="Umpush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style:line-height-at-least="0.139in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0693in" fo:margin-bottom="0in" loext:contextual-spacing="false" style:line-height-at-least="0.139in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835in" fo:margin-bottom="0in" loext:contextual-spacing="false" style:line-height-at-least="0.139in" fo:text-align="center" style:justify-single-word="false" fo:text-indent="-0.3126in" style:auto-text-indent="false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693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693in" fo:margin-bottom="0in" loext:contextual-spacing="false" style:line-height-at-least="0.139in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835in" fo:margin-bottom="0in" loext:contextual-spacing="false" style:line-height-at-least="0.139in" fo:text-align="center" style:justify-single-word="false" fo:text-indent="-0.3126in" style:auto-text-indent="false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693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style:line-height-at-least="0.139in" fo:text-align="center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333399" style:text-outline="false" style:text-line-through-style="none" style:text-line-through-type="none" style:font-name="Arial1" fo:font-family="Arial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693in" fo:margin-bottom="0in" loext:contextual-spacing="false" style:line-height-at-least="0.139in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style:line-height-at-least="0.139in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3752in" fo:margin-right="0in" fo:margin-top="0.0693in" fo:margin-bottom="0in" loext:contextual-spacing="false" style:line-height-at-least="0.139in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.8126in" fo:margin-right="0in" fo:margin-top="0.0835in" fo:margin-bottom="0in" loext:contextual-spacing="false" style:line-height-at-least="0.139in" fo:text-align="center" style:justify-single-word="false" fo:text-indent="-0.3126in" style:auto-text-indent="false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1.25in" fo:margin-right="0in" fo:margin-top="0.0693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1.75in" fo:margin-right="0in" fo:margin-top="0.0693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2.25in" fo:margin-right="0in" fo:margin-top="0.0626in" fo:margin-bottom="0in" loext:contextual-spacing="false" style:line-height-at-least="0.139in" fo:text-align="center" style:justify-single-word="false" fo:text-indent="-0.25in" style:auto-text-indent="false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style:line-height-at-least="0.139in" fo:text-align="center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333399" style:text-outline="false" style:text-line-through-style="none" style:text-line-through-type="none" style:font-name="Arial1" fo:font-family="Arial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3752in" fo:margin-right="0in" fo:margin-top="0.0693in" fo:margin-bottom="0in" loext:contextual-spacing="false" style:line-height-at-least="0.139in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style:line-height-at-least="0.139in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3:39:18.717402794</meta:creation-date>
    <dc:date>2021-09-06T13:42:18.866809033</dc:date>
    <meta:editing-duration>PT3M</meta:editing-duration>
    <meta:editing-cycles>1</meta:editing-cycles>
    <meta:document-statistic meta:table-count="0" meta:image-count="0" meta:object-count="0" meta:page-count="1" meta:paragraph-count="8" meta:word-count="75" meta:character-count="469" meta:non-whitespace-character-count="384"/>
    <meta:generator>LibreOffice/6.0.7.3$Linux_X86_64 LibreOffice_project/00m0$Build-3</meta:generator>
  </office:meta>
</office:document-meta>
</file>